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style:font-name="Arial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9" style:family="table-cell" style:parent-style-name="Default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1"/>
        <table:table-column table:style-name="co9" table:default-cell-style-name="ce11"/>
        <table:table-column table:style-name="co8" table:default-cell-style-name="ce11"/>
        <table:table-column table:style-name="co10" table:default-cell-style-name="ce4"/>
        <table:table-column table:style-name="co2" table:default-cell-style-name="ce11"/>
        <table:table-column table:style-name="co2" table:default-cell-style-name="ce15"/>
        <table:table-column table:style-name="co11" table:default-cell-style-name="ce11"/>
        <table:table-column table:style-name="co12" table:default-cell-style-name="ce18"/>
        <table:table-column table:style-name="co13" table:default-cell-style-name="ce18"/>
        <table:table-column table:style-name="co2" table:number-columns-repeated="1009" table:default-cell-style-name="ce4"/>
        <table:table-row table:style-name="ro3">
          <table:table-cell table:style-name="ce1" office:value-type="string">
            <text:p>CI-Parameter</text:p>
          </table:table-cell>
          <table:table-cell table:style-name="ce2" table:number-columns-repeated="5"/>
          <table:table-cell table:style-name="ce9" table:number-columns-repeated="3"/>
          <table:table-cell table:style-name="ce2"/>
          <table:table-cell table:style-name="ce9"/>
          <table:table-cell table:style-name="ce14"/>
          <table:table-cell table:style-name="ce9"/>
          <table:table-cell table:style-name="ce1" table:number-columns-repeated="2"/>
          <table:table-cell table:style-name="ce2" table:number-columns-repeated="1009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9" office:value-type="string">
            <text:p>data_pos</text:p>
          </table:table-cell>
          <table:table-cell table:style-name="ce14" office:value-type="string">
            <text:p>coding</text:p>
          </table:table-cell>
          <table:table-cell table:style-name="ce9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10" office:value-type="string">
            <text:p>0D</text:p>
          </table:table-cell>
          <table:table-cell table:style-name="ce10" office:value-type="string">
            <text:p>29</text:p>
          </table:table-cell>
          <table:table-cell table:style-name="ce10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10" office:value-type="string">
            <text:p>1</text:p>
          </table:table-cell>
          <table:table-cell office:value-type="string">
            <text:p>integer</text:p>
          </table:table-cell>
          <table:table-cell table:style-name="ce10"/>
          <table:table-cell table:style-name="ce17" office:value-type="string">
            <text:p>Hydraulikschema</text:p>
          </table:table-cell>
          <table:table-cell table:style-name="ce17"/>
          <table:table-cell table:style-name="ce3" table:number-columns-repeated="1009"/>
        </table:table-row>
        <table:table-row table:style-name="ro3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10" office:value-type="string">
            <text:p>0D</text:p>
          </table:table-cell>
          <table:table-cell table:style-name="ce10" office:value-type="string">
            <text:p>26</text:p>
          </table:table-cell>
          <table:table-cell table:style-name="ce10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10" office:value-type="string">
            <text:p>1</text:p>
          </table:table-cell>
          <table:table-cell office:value-type="string">
            <text:p>integer</text:p>
          </table:table-cell>
          <table:table-cell table:style-name="ce10"/>
          <table:table-cell table:style-name="ce17" office:value-type="string">
            <text:p>Sprachvariante</text:p>
          </table:table-cell>
          <table:table-cell table:style-name="ce17"/>
          <table:table-cell table:style-name="ce3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 office:value-type="string">
            <text:p>0C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Ferienzeitraum 1 Star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,3,4</text:p>
          </table:table-cell>
          <table:table-cell office:value-type="string">
            <text:p>integer</text:p>
          </table:table-cell>
          <table:table-cell/>
          <table:table-cell office:value-type="string">
            <text:p>Passwort Konfiguration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office:value-type="string">
            <text:p>HK_sol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2-Solltemperatur</text:p>
          </table:table-cell>
          <table:table-cell table:style-name="ce17"/>
          <table:table-cell table:style-name="ce3" table:number-columns-repeated="1009"/>
        </table:table-row>
        <table:table-row table:style-name="ro3">
          <table:table-cell office:value-type="string">
            <text:p>get</text:p>
          </table:table-cell>
          <table:table-cell office:value-type="string">
            <text:p>HK_V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float" office:value="1.2">
            <text:p>1,2</text:p>
          </table:table-cell>
          <table:table-cell office:value-type="string">
            <text:p>data2b</text:p>
          </table:table-cell>
          <table:table-cell/>
          <table:table-cell office:value-type="string">
            <text:p>Heizkreis2-Vorlauftemperatur</text:p>
          </table:table-cell>
          <table:table-cell table:style-name="ce17"/>
          <table:table-cell table:style-name="ce3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zeit max. bei WW-Anforderun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 table:style-name="Default"/>
          <table:table-cell office:value-type="string">
            <text:p>WW-Zeit max. bei Heizanforderung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Temperaturüberhöhung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  <table:table-cell office:value-type="string">
            <text:p>97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Frostschutz-Verzögerung (Stunden)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Temperaturfehlererkennung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float" office:value="1.2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aktueller Betriebsstatus</text:p>
          </table:table-cell>
          <table:table-cell office:value-type="string">
            <text:p>0=Aus 1=Heizen 2=WW 3=WW_waehrend_Heizen 4=WW_waehrend_Kuehlen</text:p>
          </table:table-cell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9" office:value-type="string">
            <text:p>data_pos</text:p>
          </table:table-cell>
          <table:table-cell table:style-name="ce14" office:value-type="string">
            <text:p>coding</text:p>
          </table:table-cell>
          <table:table-cell table:style-name="ce9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anua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anuar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Februa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table:style-name="ce19" office:value-type="string">
            <text:p>Energie Februar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ärz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ärz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pril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pril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ai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ai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ni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ni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li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li Vorjahr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ugust</text:p>
          </table:table-cell>
          <table:table-cell/>
          <table:table-cell table:style-name="ce2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ugust Vorjah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Septemb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September Vorjah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Oktob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Oktober Vorjah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Novemb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table:style-name="ce13"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November Vorjah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Dezemb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Dezember Vorjahr</text:p>
          </table:table-cell>
          <table:table-cell table:number-columns-repeated="1010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ce6" office:value-type="string">
            <text:p>AMU Waermepumpe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9" office:value-type="string">
            <text:p>data_pos</text:p>
          </table:table-cell>
          <table:table-cell table:style-name="ce14" office:value-type="string">
            <text:p>coding</text:p>
          </table:table-cell>
          <table:table-cell table:style-name="ce9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9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,3</text:p>
          </table:table-cell>
          <table:table-cell office:value-type="string">
            <text:p>?</text:p>
          </table:table-cell>
          <table:table-cell/>
          <table:table-cell office:value-type="string">
            <text:p>Datum</text:p>
          </table:table-cell>
          <table:table-cell office:value-type="string">
            <text:p>02.01.2013 = 02 01 0D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A</text:p>
          </table:table-cell>
          <table:table-cell office:value-type="float" office:value="0">
            <text:p>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Wochentag</text:p>
          </table:table-cell>
          <table:table-cell table:style-name="Default" office:value-type="string">
            <text:p>0=Mo. 1=Di. 2=Mi. …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8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,3</text:p>
          </table:table-cell>
          <table:table-cell office:value-type="string">
            <text:p>?</text:p>
          </table:table-cell>
          <table:table-cell/>
          <table:table-cell office:value-type="string">
            <text:p>Zeit</text:p>
          </table:table-cell>
          <table:table-cell office:value-type="string">
            <text:p>Sekunde, Minute, Stunde → 19:01:xx Uhr = xx,01,13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D0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Waermepumpenstatus</text:p>
          </table:table-cell>
          <table:table-cell office:value-type="string">
            <text:p>3=Heizt gerade,6=Standby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C5</text:p>
          </table:table-cell>
          <table:table-cell office:value-type="string">
            <text:p>01</text:p>
          </table:table-cell>
          <table:table-cell office:value-type="float" office:value="4">
            <text:p>04</text:p>
          </table:table-cell>
          <table:table-cell table:number-columns-repeated="2" office:value-type="string">
            <text:p>?</text:p>
          </table:table-cell>
          <table:table-cell/>
          <table:table-cell office:value-type="string">
            <text:p>Kompressorsperrzei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2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Zusatzheizung vorhanden</text:p>
          </table:table-cell>
          <table:table-cell office:value-type="string">
            <text:p>4=intern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?</text:p>
          </table:table-cell>
          <table:table-cell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ompressor – Hysterese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?</text:p>
          </table:table-cell>
          <table:table-cell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</text:p>
          </table:table-cell>
          <table:table-cell table:style-name="ce11" office:value-type="string">
            <text:p>?</text:p>
          </table:table-cell>
          <table:table-cell/>
          <table:table-cell office:value-type="string">
            <text:p>Quelle – Vorlaufzeit Quellenpumpe</text:p>
          </table:table-cell>
          <table:table-cell office:value-type="string">
            <text:p>1Minute = 0x78 2Minuten = 0xF0</text:p>
          </table:table-cell>
          <table:table-cell table:number-columns-repeated="1009"/>
        </table:table-row>
        <table:table-row table:style-name="ro3">
          <table:table-cell table:number-columns-repeated="11"/>
          <table:table-cell table:style-name="ce11"/>
          <table:table-cell table:number-columns-repeated="1012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9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Ausschaltzeit interne Heizkreispumpe (Minuten)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C8</text:p>
          </table:table-cell>
          <table:table-cell office:value-type="string">
            <text:p>01</text:p>
          </table:table-cell>
          <table:table-cell office:value-type="float" office:value="4">
            <text:p>04</text:p>
          </table:table-cell>
          <table:table-cell office:value-type="string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Interne Heizkreispumpe Vorlaufzeit (Sekunden)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B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Heizun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WW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A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gesam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9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starts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1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gesam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2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Heizen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3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WW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3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Starts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Kühlungsvorlaufsollwer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D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table:number-columns-repeated="2" office:value-type="string">
            <text:p>?</text:p>
          </table:table-cell>
          <table:table-cell/>
          <table:table-cell office:value-type="string">
            <text:p>Solepumpenlaufzeit Kühlbetrieb</text:p>
          </table:table-cell>
          <table:table-cell table:number-columns-repeated="101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6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Servicezeit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1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Entlüftung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Code 1</text:p>
          </table:table-cell>
          <table:table-cell office:value-type="string">
            <text:p>Code: 03F8 = 0xF8 0x03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8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table:style-name="Default" office:value-type="string">
            <text:p>Code 2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Codes übernehmen</text:p>
          </table:table-cell>
          <table:table-cell office:value-type="string">
            <text:p>0=Nein 1=Ja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8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Hocheffizenzpumpenstatus</text:p>
          </table:table-cell>
          <table:table-cell office:value-type="string">
            <text:p>0=o.k. 1=error 2=not here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C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ocheffizienzpumpengeschw. %</text:p>
          </table:table-cell>
          <table:table-cell office:value-type="string">
            <text:p>Angabe des PWM-Stauts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E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Pumpensollwert in% beim Heizen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E3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Bivalenzmodus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Messwerte</text:p>
          </table:table-cell>
          <table:table-cell table:style-name="Default" table:number-columns-repeated="1023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9" office:value-type="string">
            <text:p>data_pos</text:p>
          </table:table-cell>
          <table:table-cell table:style-name="ce14" office:value-type="string">
            <text:p>coding</text:p>
          </table:table-cell>
          <table:table-cell table:style-name="ce9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ertra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F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Quellentemperatur</text:p>
          </table:table-cell>
          <table:table-cell office:value-type="string">
            <text:p>Byte 1 und 2 Temperatur, Byte3= Status, Status: 0=o.k.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F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integer</text:p>
          </table:table-cell>
          <table:table-cell table:style-name="Default"/>
          <table:table-cell table:style-name="Default" office:value-type="string">
            <text:p>Quellentemperatur Status</text:p>
          </table:table-cell>
          <table:table-cell office:value-type="string">
            <text:p>0=o.k.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8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Austritts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8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integer</text:p>
          </table:table-cell>
          <table:table-cell/>
          <table:table-cell office:value-type="string">
            <text:p>AustrittstemperaturStatus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16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table:number-columns-repeated="2" office:value-type="string">
            <text:p>?</text:p>
          </table:table-cell>
          <table:table-cell/>
          <table:table-cell table:style-name="Default" office:value-type="string">
            <text:p>Druck Wärmequelle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19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Status Quellenpumpe I/O</text:p>
          </table:table-cell>
          <table:table-cell table:style-name="Default" office:value-type="string">
            <text:p>1=An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6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Soledruckschalter</text:p>
          </table:table-cell>
          <table:table-cell table:style-name="Default" office:value-type="string">
            <text:p>0=o.k.</text:p>
          </table:table-cell>
          <table:table-cell table:style-name="Default" table:number-columns-repeated="1009"/>
        </table:table-row>
        <table:table-row table:style-name="ro3">
          <table:table-cell table:style-name="ce5" table:number-columns-repeated="2"/>
          <table:table-cell table:number-columns-repeated="11"/>
          <table:table-cell table:style-name="Default" table:number-columns-repeated="1011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4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table:number-columns-repeated="2"/>
          <table:table-cell table:style-name="Default" office:value-type="string">
            <text:p>Hochdruck Kältekreis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4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Hochdruck Kältekreis Status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5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table:number-columns-repeated="2"/>
          <table:table-cell table:style-name="Default" office:value-type="string">
            <text:p>Niederdruck Kältekreis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5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Niederdruck Kältekreis Status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8D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Überhitzung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8E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/>
          <table:table-cell office:value-type="string">
            <text:p>data2c</text:p>
          </table:table-cell>
          <table:table-cell/>
          <table:table-cell table:style-name="Default" office:value-type="string">
            <text:p>Unterkühlung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80">
            <text:p>80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2</text:p>
          </table:table-cell>
          <table:table-cell office:value-type="string">
            <text:p>?</text:p>
          </table:table-cell>
          <table:table-cell/>
          <table:table-cell table:style-name="Default" office:value-type="string">
            <text:p>Energieintegral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Kompressortemperatur Eintritt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Kompressortemperatur Eintritt Status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4</text:p>
          </table:table-cell>
          <table:table-cell office:value-type="string">
            <text:p>04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Kompressortemperatur Austritt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4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Kompressortemperatur Austritt Status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D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TEV-Eintritt</text:p>
          </table:table-cell>
          <table:table-cell table:style-name="Default"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D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TEV-Eintritt Status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25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Prestostate</text:p>
          </table:table-cell>
          <table:table-cell office:value-type="string">
            <text:p>0=o.k. 1=offen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D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atus kompresseor I/O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5F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Status Zusatzheizung I/O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9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Vorlauftemperatur T6 (intern)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9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Vorlauftemperatur T6 (intern) Status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A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Rücklauftemperatur T5 (intern)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A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Rücklauftemperatur T5 (intern) Status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table:style-name="Default" office:value-type="string">
            <text:p>Heizanlagendruck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Heizanlagendruck Status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7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Status Heizkreispumpe I/O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">
            <text:p>01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 table:style-name="ce5"/>
          <table:table-cell table:style-name="Default" office:value-type="string">
            <text:p>Vorlauftemperatur VF1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">
            <text:p>01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 table:style-name="ce5"/>
          <table:table-cell table:style-name="Default" office:value-type="string">
            <text:p>Vorlauftemperatur VF1 Status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7">
            <text:p>07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 table:style-name="ce5"/>
          <table:table-cell table:style-name="Default" office:value-type="string">
            <text:p>Rücklauftemperatur RF1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7">
            <text:p>07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 table:style-name="ce5"/>
          <table:table-cell table:style-name="Default" office:value-type="string">
            <text:p>Rücklauftemperatur RF1Status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3">
            <text:p>03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Vorlauftemperatur VF2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3">
            <text:p>03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office:value-type="string">
            <text:p>Vorlauftemperatur VF2 Status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E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?</text:p>
          </table:table-cell>
          <table:table-cell/>
          <table:table-cell office:value-type="string">
            <text:p>Mischerstatus</text:p>
          </table:table-cell>
          <table:table-cell office:value-type="string">
            <text:p>-100 bis +100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8">
            <text:p>18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Pumpenstatus</text:p>
          </table:table-cell>
          <table:table-cell table:number-columns-repeated="1010"/>
        </table:table-row>
        <table:table-row table:style-name="ro3">
          <table:table-cell/>
          <table:table-cell table:style-name="ce5"/>
          <table:table-cell table:number-columns-repeated="5"/>
          <table:table-cell table:style-name="ce4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0">
            <text:p>00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Speicher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0">
            <text:p>00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office:value-type="string">
            <text:p>Speichertemperatur Status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atus Zirkulationspumpe I/O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0">
            <text:p>10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Umschaltventil Heizen/WW</text:p>
          </table:table-cell>
          <table:table-cell office:value-type="string">
            <text:p>0=Heizen 1=WW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B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atus 1x ZP-Eingang</text:p>
          </table:table-cell>
          <table:table-cell table:number-columns-repeated="1010"/>
        </table:table-row>
        <table:table-row table:style-name="ro3">
          <table:table-cell/>
          <table:table-cell table:style-name="ce5"/>
          <table:table-cell table:number-columns-repeated="5"/>
          <table:table-cell table:style-name="ce4"/>
          <table:table-cell table:number-columns-repeated="1016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1">
            <text:p>11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romunterbrechung </text:p>
          </table:table-cell>
          <table:table-cell office:value-type="string">
            <text:p>Ja/Nein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88">
            <text:p>88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Phasen Status</text:p>
          </table:table-cell>
          <table:table-cell office:value-type="string">
            <text:p>on;on;on = 0x07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Drehfeldstatus</text:p>
          </table:table-cell>
          <table:table-cell office:value-type="string">
            <text:p>o.k. = 0x07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3F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Anlaufstrombegrenzer</text:p>
          </table:table-cell>
          <table:table-cell table:number-columns-repeated="1010"/>
        </table:table-row>
        <table:table-row table:style-name="ro3">
          <table:table-cell/>
          <table:table-cell table:style-name="ce5"/>
          <table:table-cell table:number-columns-repeated="5"/>
          <table:table-cell table:style-name="ce4"/>
          <table:table-cell table:style-name="ce12"/>
          <table:table-cell table:style-name="ce7"/>
          <table:table-cell table:style-name="ce12"/>
          <table:table-cell table:style-name="ce16"/>
          <table:table-cell table:style-name="ce12"/>
          <table:table-cell table:number-columns-repeated="1011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6">
            <text:p>06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 table:style-name="ce12"/>
          <table:table-cell office:value-type="string">
            <text:p>Aussen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6">
            <text:p>06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 table:style-name="ce12"/>
          <table:table-cell office:value-type="string">
            <text:p>Aussentemperatur Status</text:p>
          </table:table-cell>
          <table:table-cell table:number-columns-repeated="1010"/>
        </table:table-row>
        <table:table-row table:style-name="ro3">
          <table:table-cell table:style-name="ce7" table:number-columns-repeated="6"/>
          <table:table-cell table:style-name="ce12"/>
          <table:table-cell table:style-name="ce4"/>
          <table:table-cell table:style-name="ce12"/>
          <table:table-cell table:style-name="ce7"/>
          <table:table-cell table:style-name="ce12"/>
          <table:table-cell table:style-name="ce16"/>
          <table:table-cell table:style-name="ce12"/>
          <table:table-cell table:number-columns-repeated="1011"/>
        </table:table-row>
        <table:table-row table:style-name="ro3">
          <table:table-cell table:style-name="ce8" office:value-type="string">
            <text:p>Kalibrierung</text:p>
          </table:table-cell>
          <table:table-cell table:style-name="Default" table:number-columns-repeated="14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3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D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Quelle Eintrit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9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Quelle Austrit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WW-Speiche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A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Vorlauf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B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Rücklauf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Vorlauf VF2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6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Kompressor Eintritt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7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Kompressor Austritt</text:p>
          </table:table-cell>
          <table:table-cell/>
          <table:table-cell table:style-name="ce18"/>
          <table:table-cell table:style-name="Default"/>
          <table:table-cell table:number-columns-repeated="1007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3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Puffer RL</text:p>
          </table:table-cell>
          <table:table-cell/>
          <table:table-cell table:style-name="ce18"/>
          <table:table-cell table:style-name="Default"/>
          <table:table-cell table:number-columns-repeated="1007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33</text:p>
          </table:table-cell>
          <table:table-cell office:value-type="string">
            <text:p>01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Puffer VL</text:p>
          </table:table-cell>
          <table:table-cell table:number-columns-repeated="1010"/>
        </table:table-row>
        <table:table-row table:style-name="ro3" table:number-rows-repeated="3">
          <table:table-cell/>
          <table:table-cell table:style-name="ce7" table:number-columns-repeated="5"/>
          <table:table-cell table:style-name="ce12" table:number-columns-repeated="3"/>
          <table:table-cell table:style-name="ce7"/>
          <table:table-cell table:style-name="ce12"/>
          <table:table-cell table:style-name="ce16"/>
          <table:table-cell table:style-name="ce12"/>
          <table:table-cell table:number-columns-repeated="1011"/>
        </table:table-row>
        <table:table-row table:style-name="ro3" table:number-rows-repeated="7">
          <table:table-cell table:style-name="ce7" table:number-columns-repeated="6"/>
          <table:table-cell table:style-name="ce12" table:number-columns-repeated="3"/>
          <table:table-cell table:style-name="ce7"/>
          <table:table-cell table:style-name="ce12"/>
          <table:table-cell table:style-name="ce16"/>
          <table:table-cell table:style-name="ce12"/>
          <table:table-cell table:number-columns-repeated="1011"/>
        </table:table-row>
        <table:table-row table:style-name="ro3" table:number-rows-repeated="65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.01.2013</text:date>, <text:time>10:31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1-03T10:31:32.62</dc:date>
    <dc:creator>Mirko Hirsch</dc:creator>
    <meta:editing-duration>PT11H52M04S</meta:editing-duration>
    <meta:editing-cycles>22</meta:editing-cycles>
    <meta:generator>OpenOffice.org/3.2$Win32 OpenOffice.org_project/320m12$Build-9483</meta:generator>
    <meta:document-statistic meta:table-count="3" meta:cell-count="1807" meta:object-count="0"/>
  </office:meta>
</office:document-meta>
</file>